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style>
    <style:style style:name="T2" style:parent-style-name="Policepardéfaut" style:family="text">
      <style:text-properties fo:font-size="20pt" style:font-size-asian="20pt" style:font-size-complex="20pt"/>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h text:style-name="P1" text:outline-level="1"><draw:frame draw:z-index="251659264" draw:id="id0" draw:style-name="a0" draw:name="Zone de texte 2" text:anchor-type="paragraph" svg:x="-0.7945in" svg:y="-0.80909in" svg:width="2.58194in" svg:height="1.53611in" style:rel-width="scale" style:rel-height="scale"><draw:text-box><text:p text:style-name="Normal">Alexandre GERBERON</text:p><text:p text:style-name="Normal">Guillaume KLEIN</text:p></draw:text-box><svg:title/><svg:desc/></draw:frame><text:span text:style-name="T2">Projet « FilmFinder »</text:span></text:h>
      <text:p text:style-name="Normal"/>
      <text:h text:style-name="Titre2" text:outline-level="2">Contexte du projet</text:h>
      <text:p text:style-name="Normal">La base de données sera utilisée pour alimenter un site Web ou une application destinée aux amateurs de cinéma. Elle leur permettra de trouver des informations détaillées sur les films, d'obtenir des recommandations personnalisées et de partager des critiques et des évaluations.</text:p>
      <text:p text:style-name="Normal">Objectifs et public cible : L'objectif est de créer une base de données complète et facile à naviguer pour les cinéphiles. Le public cible est large, allant des cinéphiles occasionnels qui cherchent un bon film à regarder à ceux qui sont très impliqués et intéressés par l'analyse du film.<text:s/></text:p>
      <text:p text:style-name="Normal"/>
      <text:h text:style-name="Titre2" text:outline-level="2">Terminologie</text:h>
      <text:list text:style-name="LFO1" text:continue-numbering="true">
        <text:list-item>
          <text:p text:style-name="P3">Film : Un long métrage qui a été produit pour le cinéma.<text:s/></text:p>
        </text:list-item>
        <text:list-item>
          <text:p text:style-name="P4">Acteur : Une personne qui joue un personnage dans un film.<text:s/></text:p>
        </text:list-item>
        <text:list-item>
          <text:p text:style-name="P5">Réalisateur : La personne qui dirige la réalisation d'un film.<text:s/></text:p>
        </text:list-item>
        <text:list-item>
          <text:p text:style-name="P6">Genre : La catégorie de style ou de sujet d'un film.<text:s/></text:p>
        </text:list-item>
        <text:list-item>
          <text:p text:style-name="P7">Critique : Une évaluation ou une analyse d'un film par un critique de cinéma ou un spectateur.<text:s/></text:p>
        </text:list-item>
        <text:list-item>
          <text:p text:style-name="P8">Production : L'entreprise qui produit le film.</text:p>
        </text:list-item>
        <text:list-item>
          <text:p text:style-name="P9">Scénariste : La personne qui écrit le scénario d'un film.<text:s/></text:p>
        </text:list-item>
        <text:list-item>
          <text:p text:style-name="P10">Pays d’origine : Le pays où le film a été produit.<text:s/></text:p>
        </text:list-item>
        <text:list-item>
          <text:p text:style-name="P11">Langue : La langue principale parlée dans le film.<text:s/></text:p>
        </text:list-item>
        <text:list-item>
          <text:p text:style-name="P12">Durée : La durée totale du film.</text:p>
        </text:list-item>
      </text:list>
      <text:p text:style-name="Paragraphedeliste"/>
      <text:h text:style-name="Titre2" text:outline-level="2">Scénarios</text:h>
      <text:list text:style-name="LFO1" text:continue-numbering="true">
        <text:list-item>
          <text:p text:style-name="P13">Un utilisateur recherche des informations détaillées sur un film spécifique.<text:s/></text:p>
        </text:list-item>
        <text:list-item>
          <text:p text:style-name="P14">Un utilisateur recherche tous les films d'un certain genre.</text:p>
        </text:list-item>
        <text:list-item>
          <text:p text:style-name="P15">Un utilisateur souhaite voir les films les mieux notés dans une certaine catégorie.<text:s/></text:p>
        </text:list-item>
        <text:list-item>
          <text:p text:style-name="P16">Un utilisateur veut voir toutes les critiques d'un film particulier.<text:s/></text:p>
        </text:list-item>
        <text:list-item>
          <text:p text:style-name="P17">Un utilisateur veut trouver tous les films de science-fiction sortis entre 2010 et 2020 qui ont une note moyenne supérieure à 7.<text:s/></text:p>
        </text:list-item>
        <text:list-item>
          <text:p text:style-name="P18">Un utilisateur veut comparer deux films sur la base des critiques.<text:s/></text:p>
        </text:list-item>
        <text:list-item>
          <text:p text:style-name="P19">Un utilisateur veut voir tous les films dans lesquels un certain acteur a joué ou qu'un certain réalisateur a dirigés.<text:s/></text:p>
        </text:list-item>
        <text:list-item>
          <text:p text:style-name="P20">Un utilisateur veut voir tous les films sortis en 2023 et qui a une durée de plus de 2 heures.</text:p>
        </text:list-item>
        <text:list-item>
          <text:p text:style-name="P21">Un utilisateur veut voir tous les films ayant une note supérieure à 7/10 sur plus de 1000 avis</text:p>
        </text:list-item>
        <text:list-item>
          <text:p text:style-name="P22">Un utilisateur veut voir tous les films sortis en 2022 et qui a pour pays d’origine la France</text:p>
        </text:list-item>
        <text:list-item>
          <text:p text:style-name="P23">Un utilisateur veut voir le film le mieux noté pour un acteur ou un réalisateur donné</text:p>
        </text:list-item>
      </text:list>
      <text:p text:style-name="Paragraphedeliste"/>
      <text:p text:style-name="Normal"/>
      <text:p text:style-name="Normal"/>
      <text:soft-page-break/>
      <text:h text:style-name="Titre2" text:outline-level="2">Estimation de la taille des données</text:h>
      <text:p text:style-name="Paragraphedeliste">Le nombre de films produits chaque année est de plusieurs milliers. Lorsque nous prenons en compte les détails tels que les acteurs, les réalisateurs, les critiques, les genres et les entreprises de production associée à chaque film, la base de données pourrait facilement atteindre des dizaines de millions d'enregistrements. Une telle base de données nécessitera une conception solide et une gestion efficace pour garantir des performances acceptables et une évolutivité fut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laume klein</meta:initial-creator>
    <dc:creator>Alexandre GERBERON</dc:creator>
    <meta:creation-date>2023-05-29T13:29:00Z</meta:creation-date>
    <dc:date>2023-05-29T21:28:00Z</dc:date>
    <meta:template xlink:href="Normal.dotm" xlink:type="simple"/>
    <meta:editing-cycles>7</meta:editing-cycles>
    <meta:editing-duration>PT6900S</meta:editing-duration>
    <meta:document-statistic meta:page-count="2" meta:paragraph-count="5" meta:word-count="417" meta:character-count="2710" meta:row-count="19" meta:non-whitespace-character-count="2298"/>
  </office:meta>
</office:document-meta>
</file>